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3cm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723cm" fo:min-width="2.282cm"/>
    </style:style>
    <style:style style:name="gr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0cm"/>
    </style:style>
    <style:style style:name="gr4" style:family="graphic" style:parent-style-name="standard">
      <style:graphic-properties svg:stroke-color="#3465a4" draw:marker-end="Arrow" draw:textarea-vertical-align="botto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2" draw:id="id2" draw:layer="layout" svg:width="3.5cm" svg:height="1cm" svg:x="7.07cm" svg:y="5.305cm">
          <text:p text:style-name="P1"><text:span text:style-name="T1">fifo(s)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2" draw:layer="layout" svg:width="2.782cm" svg:height="1.973cm" svg:x="12.21cm" svg:y="4.805cm">
            <text:p text:style-name="P3"><text:span text:style-name="T1">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295cm" svg:height="2cm" svg:x="14.915cm" svg:y="4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2" draw:text-style-name="P2" draw:layer="layout" svg:width="2.782cm" svg:height="1.973cm" svg:x="2.598cm" svg:y="4.805cm">
            <text:p text:style-name="P3"><text:span text:style-name="T1">Dest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4" draw:layer="layout" svg:width="0.295cm" svg:height="2cm" svg:x="2.379cm" svg:y="4.805cm">
            <text:p/>
            <draw:enhanced-geometry svg:viewBox="0 0 21600 21600" draw:mirror-horizontal="true" draw:type="rectangle" draw:enhanced-path="M 0 0 L 21600 0 21600 21600 0 21600 0 0 Z N"/>
          </draw:custom-shape>
        </draw:g>
        <draw:connector draw:style-name="gr4" draw:text-style-name="P1" draw:layer="layout" svg:x1="12.21cm" svg:y1="5.805cm" svg:x2="10.57cm" svg:y2="5.805cm" draw:start-shape="id1" draw:start-glue-point="3" draw:end-shape="id2" draw:end-glue-point="1" svg:d="M12210 5805h-1640" svg:viewBox="0 0 1641 1">
          <text:p text:style-name="P3"><text:span text:style-name="T1">in</text:span></text:p>
        </draw:connector>
        <draw:connector draw:style-name="gr4" draw:text-style-name="P1" draw:layer="layout" svg:x1="7.07cm" svg:y1="5.805cm" svg:x2="5.38cm" svg:y2="5.805cm" draw:start-shape="id2" draw:start-glue-point="3" draw:end-shape="id3" draw:end-glue-point="1" svg:d="M7070 5805h-1690" svg:viewBox="0 0 1691 1">
          <text:p text:style-name="P3"><text:span text:style-name="T1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3:59:29.002000000</meta:creation-date>
    <dc:date>2019-02-05T14:07:03.999000000</dc:date>
    <dc:creator>luciano de falco alfano</dc:creator>
    <meta:editing-duration>PT7M36S</meta:editing-duration>
    <meta:editing-cycles>1</meta:editing-cycles>
    <meta:document-statistic meta:object-count="9"/>
    <meta:generator>LibreOffice/6.1.3.2$Windows_X86_64 LibreOffice_project/86daf60bf00efa86ad547e59e09d6bb77c699acb</meta:generator>
  </office:meta>
</office:document-meta>
</file>